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14.732cm" svg:height="3.506cm" svg:x="6.858cm" svg:y="0.837cm" presentation:class="title" presentation:user-transformed="true">
          <draw:text-box>
            <text:p>Mardao Class Diagram</text:p>
          </draw:text-box>
        </draw:frame>
        <draw:custom-shape draw:style-name="gr1" draw:text-style-name="P1" draw:layer="layout" svg:width="5.08cm" svg:height="1.27cm" svg:x="7.366cm" svg:y="3.556cm">
          <text:p text:style-name="P1">D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27cm" svg:x="7.366cm" svg:y="10.16cm">
          <text:p text:style-name="P1">GeneratedResD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34cm" svg:height="1.524cm" svg:x="15.748cm" svg:y="5.334cm">
          <text:p text:style-name="P1">DaoImp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748cm" svg:y1="5.334cm" svg:x2="12.446cm" svg:y2="4.572cm">
          <text:p/>
        </draw:line>
        <draw:custom-shape draw:style-name="gr1" draw:text-style-name="P1" draw:layer="layout" svg:width="5.335cm" svg:height="1.524cm" svg:x="15.747cm" svg:y="8.636cm">
          <text:p text:style-name="P1">TypeDaoImp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542cm" svg:y1="8.636cm" svg:x2="18.542cm" svg:y2="7.62cm">
          <text:p/>
        </draw:line>
        <draw:line draw:style-name="gr3" draw:text-style-name="P1" draw:layer="layout" svg:x1="18.542cm" svg:y1="7.62cm" svg:x2="18.542cm" svg:y2="6.858cm">
          <text:p/>
        </draw:line>
        <draw:custom-shape draw:style-name="gr1" draw:text-style-name="P1" draw:layer="layout" svg:width="5.336cm" svg:height="1.524cm" svg:x="15.746cm" svg:y="11.938cm">
          <text:p text:style-name="P1">GeneratedResDaoImpl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541cm" svg:y1="11.938cm" svg:x2="18.541cm" svg:y2="10.922cm">
          <text:p/>
        </draw:line>
        <draw:line draw:style-name="gr3" draw:text-style-name="P1" draw:layer="layout" svg:x1="18.541cm" svg:y1="10.922cm" svg:x2="18.541cm" svg:y2="10.16cm">
          <text:p/>
        </draw:line>
        <draw:line draw:style-name="gr2" draw:text-style-name="P1" draw:layer="layout" svg:x1="15.748cm" svg:y1="11.938cm" svg:x2="12.446cm" svg:y2="11.176cm">
          <text:p/>
        </draw:line>
        <draw:line draw:style-name="gr2" draw:text-style-name="P1" draw:layer="layout" svg:x1="9.906cm" svg:y1="10.16cm" svg:x2="9.906cm" svg:y2="9.144cm">
          <text:p/>
        </draw:line>
        <draw:line draw:style-name="gr3" draw:text-style-name="P1" draw:layer="layout" svg:x1="9.906cm" svg:y1="9.144cm" svg:x2="9.906cm" svg:y2="4.826cm">
          <text:p/>
        </draw:line>
        <draw:custom-shape draw:style-name="gr1" draw:text-style-name="P1" draw:layer="layout" svg:width="5.08cm" svg:height="1.27cm" svg:x="7.365cm" svg:y="13.462cm">
          <text:p text:style-name="P1">ResD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37cm" svg:height="1.524cm" svg:x="15.745cm" svg:y="15.24cm">
          <text:p text:style-name="P1">ResDaoBea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54cm" svg:y1="15.24cm" svg:x2="18.54cm" svg:y2="14.224cm">
          <text:p/>
        </draw:line>
        <draw:line draw:style-name="gr3" draw:text-style-name="P1" draw:layer="layout" svg:x1="18.54cm" svg:y1="14.224cm" svg:x2="18.54cm" svg:y2="13.462cm">
          <text:p/>
        </draw:line>
        <draw:line draw:style-name="gr2" draw:text-style-name="P1" draw:layer="layout" svg:x1="15.747cm" svg:y1="15.24cm" svg:x2="12.445cm" svg:y2="14.478cm">
          <text:p/>
        </draw:line>
        <draw:line draw:style-name="gr2" draw:text-style-name="P1" draw:layer="layout" svg:x1="9.905cm" svg:y1="13.462cm" svg:x2="9.905cm" svg:y2="12.446cm">
          <text:p/>
        </draw:line>
        <draw:line draw:style-name="gr3" draw:text-style-name="P1" draw:layer="layout" svg:x1="9.905cm" svg:y1="12.446cm" svg:x2="9.906cm" svg:y2="11.43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3T13:36:30</meta:creation-date>
    <dc:date>2013-06-03T13:45:24</dc:date>
    <meta:editing-duration>P0D</meta:editing-duration>
    <meta:editing-cycles>1</meta:editing-cycles>
    <meta:document-statistic meta:object-count="44"/>
    <meta:generator>LibreOffice/3.5$Linux_X86_64 LibreOffice_project/350m1$Build-2</meta:generator>
  </office:meta>
</office:document-meta>
</file>